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yponineSans Monospace Regular 4" svg:font-family="'TyponineSans Monospace Regular 4', 'TyponineSans Monospace Light 5'"/>
    <style:font-face style:name="TyponineSans Regular 18" svg:font-family="'TyponineSans Regular 18', 'Lucida Grande', Lucida, 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265cm" fo:margin-right="0.265cm" fo:margin-top="0.265cm" fo:margin-bottom="0cm" style:line-height-at-least="0.82cm" fo:text-indent="0cm" style:auto-text-indent="false" fo:padding="0cm" fo:border="none"/>
      <style:text-properties fo:font-variant="normal" fo:text-transform="none" fo:color="#4f4e4e" style:font-name="TyponineSans Regular 18" fo:font-size="13.5pt" fo:letter-spacing="normal" fo:font-style="normal" fo:font-weight="normal"/>
    </style:style>
    <style:style style:name="P2" style:family="paragraph" style:parent-style-name="Text_20_body">
      <style:paragraph-properties fo:margin-left="0cm" fo:margin-right="0cm" fo:margin-top="0cm" fo:margin-bottom="0cm" style:line-height-at-least="0.82cm" fo:text-indent="0cm" style:auto-text-indent="false" fo:padding="0cm" fo:border="none"/>
      <style:text-properties fo:font-variant="normal" fo:text-transform="none" fo:color="#4f4e4e" style:font-name="TyponineSans Regular 18" fo:font-size="13.5pt" fo:letter-spacing="normal" fo:font-style="normal" fo:font-weight="normal"/>
    </style:style>
    <style:style style:name="P3" style:family="paragraph" style:parent-style-name="Preformatted_20_Text">
      <style:paragraph-properties fo:margin-left="0cm" fo:margin-right="0cm" fo:margin-top="0cm" fo:margin-bottom="0cm" fo:line-height="90%" fo:text-indent="0cm" style:auto-text-indent="false" fo:padding="0cm" fo:border="none"/>
      <style:text-properties fo:font-variant="normal" fo:text-transform="none" fo:color="#4f4e4e" style:font-name="TyponineSans Monospace Regular 4" fo:letter-spacing="normal" fo:font-style="normal" fo:font-weight="normal"/>
    </style:style>
    <style:style style:name="P4" style:family="paragraph" style:parent-style-name="Preformatted_20_Text">
      <style:paragraph-properties fo:margin-top="0cm" fo:margin-bottom="0cm" fo:line-height="90%" fo:padding="0cm" fo:border="none"/>
      <style:text-properties fo:font-variant="normal" fo:text-transform="none" fo:color="#4f4e4e" style:font-name="TyponineSans Monospace Regular 4"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are 20K pullup resistors built into the Atmega chip that can be accessed from software. These built-in pullup resistors are accessed by setting the pinMode() as INPUT_PULLUP. This effectively inverts the behavior of the INPUT mode, where HIGH means the sensor is off, and LOW means the sensor is on.</text:p>
      <text:p text:style-name="P2">The value of this pullup depends on the microcontroller used. On most AVR-based boards, the value is guaranteed to be between 20kΩ and 50kΩ. On the Arduino Due, it is between 50kΩ and 150kΩ. For the exact value, consult the datasheet of the microcontroller on your board.</text:p>
      <text:p text:style-name="P2">When connecting a sensor to a pin configured with INPUT_PULLUP, the other end should be connected to ground. In the case of a simple switch, this causes the pin to read HIGH when the switch is open, and LOW when the switch is pressed.</text:p>
      <text:p text:style-name="P2">The pullup resistors provide enough current to dimly light an LED connected to a pin that has been configured as an input. If LEDs in a project seem to be working, but very dimly, this is likely what is going on.</text:p>
      <text:p text:style-name="P2">The pullup resistors are controlled by the same registers (internal chip memory locations) that control whether a pin is HIGH or LOW. Consequently, a pin that is configured to have pullup resistors turned on when the pin is an INPUT, will have the pin configured as HIGH if the pin is then switched to an OUTPUT with pinMode(). This works in the other direction as well, and an output pin that is left in a HIGH state will have the pullup resistors set if switched to an input with pinMode().</text:p>
      <text:p text:style-name="P2">Prior to Arduino 1.0.1, it was possible to configure the internal pull-ups in the following manner:</text:p>
      <text:p text:style-name="P3">pinMode(pin, INPUT); <text:s text:c="10"/>// set pin to input</text:p>
      <text:p text:style-name="P4">digitalWrite(pin, HIGH); <text:s text:c="6"/>// turn on pullup resistor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yponineSans Monospace Regular 4" svg:font-family="'TyponineSans Monospace Regular 4', 'TyponineSans Monospace Light 5'"/>
    <style:font-face style:name="TyponineSans Regular 18" svg:font-family="'TyponineSans Regular 18', 'Lucida Grande', Lucida, 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S</meta:editing-duration>
    <meta:editing-cycles>3</meta:editing-cycles>
    <meta:generator>OpenOffice.org/3.4.1$Win32 OpenOffice.org_project/341m1$Build-9593</meta:generator>
    <dc:date>2014-07-31T10:25:25.36</dc:date>
    <meta:document-statistic meta:table-count="0" meta:image-count="0" meta:object-count="0" meta:page-count="1" meta:paragraph-count="9" meta:word-count="303" meta:character-count="1722"/>
    <meta:user-defined meta:name="Info 1"/>
    <meta:user-defined meta:name="Info 2"/>
    <meta:user-defined meta:name="Info 3"/>
    <meta:user-defined meta:name="Info 4"/>
  </office:meta>
</office:document-meta>
</file>